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9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3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33">
            <calcext:condition calcext:apply-style-name="Error" calcext:value="duplicate" calcext:base-cell-address="list.B3"/>
          </calcext:conditional-format>
          <calcext:conditional-format calcext:target-range-address="list.C3:list.C23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광역시 해운대구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5">프로젝트 총괄: </text:span>염정규</text:p>
            <text:p><text:span text:style-name="T5">프로그래머 : </text:span>이경훈</text:p>
            <text:p><text:span text:style-name="T5">아트 : </text:span>장자혜</text:p>
            <text:p>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4">
          <table:table-cell table:style-name="ce96" office:value-type="string" calcext:value-type="string">
            <text:p>Derin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2"/>
          <table:table-cell table:style-name="ce114" office:value-type="string" calcext:value-type="string">
            <text:p>한국 개발사가 맞는지 특정하기에는 정보가 너무 적다</text:p>
            <text:p/>
            <text:p><text:a xlink:href="https://www.snip.or.kr/indiecraft/contents/idcrft-2023.do" xlink:type="simple">https://www.snip.or.kr/indiecraft/contents/idcrft-2023.do</text:a></text:p>
            <text:p>인디 크래프트의 국내 부문에 올랐으므로 일단 국내 개발사 인 것으로 하자</text:p>
          </table:table-cell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<text:span text:style-name="T3">***</text:span>,Bucksan e-Centum Class One, 99, Centum dong-ro,</text:p>
            <text:p>Haeundae-gu, Busan, Korea</text:p>
          </table:table-cell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44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2">
            <calcext:condition calcext:apply-style-name="Error" calcext:value="duplicate" calcext:base-cell-address="developer.A2"/>
          </calcext:conditional-format>
          <calcext:conditional-format calcext:target-range-address="developer.A1:developer.A1031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0" table:on-update-keep-styles="true" table:on-update-keep-size="false"/>
        <table:database-range table:name="developer_table" table:target-range-address="developer.A2:developer.H1030" table:on-update-keep-styles="true" table:on-update-keep-size="false"/>
        <table:database-range table:name="game_table" table:target-range-address="list.B212:list.C213" table:on-update-keep-styles="true" table:on-update-keep-size="false"/>
        <table:database-range table:name="publisher_name_list" table:target-range-address="publisher.A2:publisher.A1022" table:on-update-keep-styles="true" table:on-update-keep-size="false"/>
        <table:database-range table:name="__Anonymous_Sheet_DB__0" table:target-range-address="list.B2:list.I23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10:53:13.18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16T11:02:31.051000000</dc:date>
    <meta:editing-duration>P1DT21H45M36S</meta:editing-duration>
    <meta:editing-cycles>740</meta:editing-cycles>
    <meta:document-statistic meta:table-count="3" meta:cell-count="221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